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Metadata.CandidateComponents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Metadata.add( ItemMetadata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Meta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didateComponentsMetadata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